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models" style:family="table">
      <style:table-properties style:width="8.0701in" table:align="margins"/>
    </style:style>
    <style:style style:name="models.A" style:family="table-column">
      <style:table-column-properties style:column-width="1.0014in" style:rel-column-width="8131*"/>
    </style:style>
    <style:style style:name="models.B" style:family="table-column">
      <style:table-column-properties style:column-width="2.5in" style:rel-column-width="20301*"/>
    </style:style>
    <style:style style:name="models.C" style:family="table-column">
      <style:table-column-properties style:column-width="2.5507in" style:rel-column-width="20713*"/>
    </style:style>
    <style:style style:name="models.D" style:family="table-column">
      <style:table-column-properties style:column-width="2.0181in" style:rel-column-width="16390*"/>
    </style:style>
    <style:style style:name="models.A1" style:family="table-cell">
      <style:table-cell-properties fo:background-color="#808080" fo:padding="0.0382in" fo:border-left="0.5pt solid #ffffd7" fo:border-right="none" fo:border-top="0.5pt solid #ffffd7" fo:border-bottom="0.5pt solid #ffffd7" style:writing-mode="page">
        <style:background-image/>
      </style:table-cell-properties>
    </style:style>
    <style:style style:name="models.D1" style:family="table-cell">
      <style:table-cell-properties fo:background-color="#808080" fo:padding="0.0382in" fo:border="0.5pt solid #ffffd7" style:writing-mode="page">
        <style:background-image/>
      </style:table-cell-properties>
    </style:style>
    <style:style style:name="models.A2" style:family="table-cell">
      <style:table-cell-properties fo:padding="0.0382in" fo:border-left="0.5pt solid #ffffd7" fo:border-right="none" fo:border-top="none" fo:border-bottom="0.5pt solid #ffffd7" style:writing-mode="page"/>
    </style:style>
    <style:style style:name="models.B2" style:family="table-cell">
      <style:table-cell-properties fo:padding="0.0382in" fo:border-left="0.5pt solid #ffffd7" fo:border-right="none" fo:border-top="none" fo:border-bottom="0.5pt solid #ffffd7" style:writing-mode="page"/>
    </style:style>
    <style:style style:name="models.C2" style:family="table-cell">
      <style:table-cell-properties fo:padding="0.0382in" fo:border-left="0.5pt solid #ffffd7" fo:border-right="none" fo:border-top="none" fo:border-bottom="0.5pt solid #ffffd7" style:writing-mode="page"/>
    </style:style>
    <style:style style:name="models.D2" style:family="table-cell">
      <style:table-cell-properties fo:padding="0.0382in" fo:border-left="0.5pt solid #ffffd7" fo:border-right="0.5pt solid #ffffd7" fo:border-top="none" fo:border-bottom="0.5pt solid #ffffd7" style:writing-mode="page"/>
    </style:style>
    <style:style style:name="models.A3" style:family="table-cell">
      <style:table-cell-properties fo:padding="0.0382in" fo:border-left="0.5pt solid #ffffd7" fo:border-right="none" fo:border-top="none" fo:border-bottom="0.5pt solid #ffffd7" style:writing-mode="page"/>
    </style:style>
    <style:style style:name="models.B3" style:family="table-cell">
      <style:table-cell-properties fo:padding="0.0382in" fo:border-left="0.5pt solid #ffffd7" fo:border-right="none" fo:border-top="none" fo:border-bottom="0.5pt solid #ffffd7" style:writing-mode="page"/>
    </style:style>
    <style:style style:name="models.C3" style:family="table-cell">
      <style:table-cell-properties fo:padding="0.0382in" fo:border-left="0.5pt solid #ffffd7" fo:border-right="none" fo:border-top="none" fo:border-bottom="0.5pt solid #ffffd7" style:writing-mode="page"/>
    </style:style>
    <style:style style:name="models.D3" style:family="table-cell">
      <style:table-cell-properties fo:padding="0.0382in" fo:border-left="0.5pt solid #ffffd7" fo:border-right="0.5pt solid #ffffd7" fo:border-top="none" fo:border-bottom="0.5pt solid #ffffd7" style:writing-mode="page"/>
    </style:style>
    <style:style style:name="models.A4" style:family="table-cell">
      <style:table-cell-properties fo:padding="0.0382in" fo:border-left="0.5pt solid #ffffd7" fo:border-right="none" fo:border-top="none" fo:border-bottom="0.5pt solid #ffffd7" style:writing-mode="page"/>
    </style:style>
    <style:style style:name="models.B4" style:family="table-cell">
      <style:table-cell-properties fo:padding="0.0382in" fo:border-left="0.5pt solid #ffffd7" fo:border-right="none" fo:border-top="none" fo:border-bottom="0.5pt solid #ffffd7" style:writing-mode="page"/>
    </style:style>
    <style:style style:name="models.C4" style:family="table-cell">
      <style:table-cell-properties fo:padding="0.0382in" fo:border-left="0.5pt solid #ffffd7" fo:border-right="none" fo:border-top="none" fo:border-bottom="0.5pt solid #ffffd7" style:writing-mode="page"/>
    </style:style>
    <style:style style:name="models.D4" style:family="table-cell">
      <style:table-cell-properties fo:padding="0.0382in" fo:border-left="0.5pt solid #ffffd7" fo:border-right="0.5pt solid #ffffd7" fo:border-top="none" fo:border-bottom="0.5pt solid #ffffd7" style:writing-mode="page"/>
    </style:style>
    <style:style style:name="models.A5" style:family="table-cell">
      <style:table-cell-properties fo:padding="0.0382in" fo:border-left="0.5pt solid #ffffd7" fo:border-right="none" fo:border-top="none" fo:border-bottom="0.5pt solid #ffffd7" style:writing-mode="page"/>
    </style:style>
    <style:style style:name="models.B5" style:family="table-cell">
      <style:table-cell-properties fo:padding="0.0382in" fo:border-left="0.5pt solid #ffffd7" fo:border-right="none" fo:border-top="none" fo:border-bottom="0.5pt solid #ffffd7" style:writing-mode="page"/>
    </style:style>
    <style:style style:name="models.C5" style:family="table-cell">
      <style:table-cell-properties fo:padding="0.0382in" fo:border-left="0.5pt solid #ffffd7" fo:border-right="none" fo:border-top="none" fo:border-bottom="0.5pt solid #ffffd7" style:writing-mode="page"/>
    </style:style>
    <style:style style:name="models.D5" style:family="table-cell">
      <style:table-cell-properties fo:padding="0.0382in" fo:border-left="0.5pt solid #ffffd7" fo:border-right="0.5pt solid #ffffd7" fo:border-top="none" fo:border-bottom="0.5pt solid #ffffd7" style:writing-mode="page"/>
    </style:style>
    <style:style style:name="P1" style:family="paragraph" style:parent-style-name="Standard">
      <style:text-properties fo:font-size="14pt" fo:language="pl" fo:country="PL" officeooo:rsid="000c0fa8" officeooo:paragraph-rsid="000c0fa8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language="pl" fo:country="PL" officeooo:rsid="000c0fa8" officeooo:paragraph-rsid="000c0fa8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/>
      <style:text-properties fo:font-size="14pt" fo:language="pl" fo:country="PL" officeooo:rsid="000c0fa8" officeooo:paragraph-rsid="00303edb" style:font-size-asian="12.25pt" style:font-size-complex="14pt"/>
    </style:style>
    <style:style style:name="P4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fo:font-size="14pt" fo:language="pl" fo:country="PL" officeooo:rsid="000c0fa8" officeooo:paragraph-rsid="00303edb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pl" fo:country="PL" officeooo:rsid="00107fb2" officeooo:paragraph-rsid="002501b7" style:font-size-asian="12.25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4pt" fo:font-weight="bold" officeooo:rsid="0031ac59" officeooo:paragraph-rsid="0031ac59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6pt" fo:language="pl" fo:country="PL" officeooo:rsid="000c0fa8" officeooo:paragraph-rsid="000c0fa8" style:font-size-asian="36pt" style:font-size-complex="36pt"/>
    </style:style>
    <style:style style:name="P8" style:family="paragraph" style:parent-style-name="Standard">
      <style:paragraph-properties fo:text-align="end" style:justify-single-word="false"/>
      <style:text-properties fo:color="#bbe33d" loext:opacity="100%" fo:font-size="26pt" fo:language="pl" fo:country="PL" officeooo:rsid="000dd0de" officeooo:paragraph-rsid="0029dd9d" style:font-size-asian="26pt" style:font-size-complex="26pt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ff0000" loext:opacity="100%" fo:font-size="16pt" fo:language="pl" fo:country="PL" fo:font-weight="normal" officeooo:rsid="000c0fa8" officeooo:paragraph-rsid="0032d2e0" style:font-size-asian="16pt" style:font-weight-asian="normal" style:font-size-complex="16pt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5983b0" loext:opacity="100%" fo:font-size="16pt" fo:language="pl" fo:country="PL" fo:font-weight="normal" officeooo:rsid="000c0fa8" officeooo:paragraph-rsid="0032d2e0" style:font-size-asian="16pt" style:font-weight-asian="normal" style:font-size-complex="16pt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ff0000" loext:opacity="100%" fo:font-size="16pt" fo:language="pl" fo:country="PL" fo:font-weight="normal" officeooo:rsid="000c0fa8" officeooo:paragraph-rsid="0032d2e0" style:font-size-asian="16pt" style:font-weight-asian="normal" style:font-size-complex="16pt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5983b0" loext:opacity="100%" fo:font-size="16pt" fo:language="pl" fo:country="PL" fo:font-weight="normal" officeooo:rsid="000c0fa8" officeooo:paragraph-rsid="0032d2e0" style:font-size-asian="16pt" style:font-weight-asian="normal" style:font-size-complex="16pt" style:font-weight-complex="normal"/>
    </style:style>
    <style:style style:name="T1" style:family="text"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0000" loext:opacity="100%" fo:font-size="20pt" fo:font-weight="bold" officeooo:rsid="000c0fa8" style:font-size-asian="20pt" style:font-weight-asian="bold" style:font-size-complex="20pt" style:font-weight-complex="bold"/>
    </style:style>
    <style:style style:name="T3" style:family="text">
      <style:text-properties fo:color="#ffffd7" loext:opacity="100%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ffffd7" loext:opacity="100%" fo:font-weight="bold" style:font-weight-asian="bold" style:font-weight-complex="bold"/>
    </style:style>
    <style:style style:name="T5" style:family="text">
      <style:text-properties fo:color="#81d41a" loext:opacity="100%" officeooo:rsid="000dd0de"/>
    </style:style>
    <style:style style:name="T6" style:family="text">
      <style:text-properties fo:font-size="18pt" fo:font-weight="bold" officeooo:rsid="002d84cd" style:font-size-asian="18pt" style:font-weight-asian="bold" style:font-size-complex="18pt" style:font-weight-complex="bold"/>
    </style:style>
    <style:style style:name="T7" style:family="text">
      <style:text-properties fo:font-size="18pt" fo:font-weight="bold" officeooo:rsid="00303edb" style:font-size-asian="18pt" style:font-weight-asian="bold" style:font-size-complex="18pt" style:font-weight-complex="bold"/>
    </style:style>
    <style:style style:name="T8" style:family="text">
      <style:text-properties officeooo:rsid="002a23f3"/>
    </style:style>
    <style:style style:name="T9" style:family="text">
      <style:text-properties fo:color="#c9211e" loext:opacity="100%" fo:font-size="15pt" fo:font-style="italic" officeooo:rsid="002a23f3" style:font-size-asian="15pt" style:font-style-asian="italic" style:font-size-complex="15pt" style:font-style-complex="italic"/>
    </style:style>
    <style:style style:name="T10" style:family="text">
      <style:text-properties fo:color="#ffde59" loext:opacity="100%" fo:font-size="15pt" fo:font-style="italic" officeooo:rsid="002a23f3" style:font-size-asian="15pt" style:font-style-asian="italic" style:font-size-complex="15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EST SZABLONU <text:span text:style-name="T5">NEW</text:span></text:p>
      <text:p text:style-name="P8">26.03.2023 21:28:51</text:p>
      <text:p text:style-name="P1"/>
      <text:p text:style-name="P2">Ten text zawiera szablon dla generacji raportu <text:span text:style-name="T10">${TemplateName}</text:span><text:span text:style-name="T9"> </text:span>.</text:p>
      <text:p text:style-name="P5">Szanowny Panie <text:s/><text:span text:style-name="T2">Samuel</text:span></text:p>
      <text:p text:style-name="P2">Łożyska i piasty kół zawieszenia dla <text:span text:style-name="T1">Mercedes</text:span> <text:span text:style-name="T3">2023</text:span></text:p>
      <text:p text:style-name="P2"/>
      <text:p text:style-name="P4"><text:span text:style-name="T6">Dębica Navigator 3</text:span><text:span text:style-name="T7"> </text:span>bazuje na nowoczesnych rozwiązaniach technologicznych i oferuje sprawdzone osiągi na mokrych drogach, pewną kontrolę na śniegu, a przy tym jest trwała i efektywna paliwowo. Marka <text:span text:style-name="T6">Dębica Navigator 3</text:span><text:span text:style-name="T7">,</text:span> opracowując nowy model, wykorzystała swoją wieloletnią wiedzę i znajomość oczekiwań polskich konsumentów, a także doświadczenia swojego strategicznego partnera, koncernu Goodyear. W rezultacie powstała opona wyróżniająca się w trzech istotnych obszarach. Pasuje również do <text:span text:style-name="T1">Mercedes</text:span> <text:span text:style-name="T3">2023</text:span><text:span text:style-name="T4"> .</text:span><text:line-break/><text:line-break/></text:p>
      <table:table table:name="models" table:style-name="models">
        <table:table-column table:style-name="models.A"/>
        <table:table-column table:style-name="models.B"/>
        <table:table-column table:style-name="models.C"/>
        <table:table-column table:style-name="models.D"/>
        <table:table-row>
          <table:table-cell table:style-name="models.A1" office:value-type="string">
            <text:p text:style-name="P6">#</text:p>
          </table:table-cell>
          <table:table-cell table:style-name="models.A1" office:value-type="string">
            <text:p text:style-name="P6">Model</text:p>
          </table:table-cell>
          <table:table-cell table:style-name="models.A1" office:value-type="string">
            <text:p text:style-name="P6">Rok</text:p>
          </table:table-cell>
          <table:table-cell table:style-name="models.D1" office:value-type="string">
            <text:p text:style-name="P6">Cena</text:p>
          </table:table-cell>
        </table:table-row>
        <table:table-row>
          <table:table-cell table:style-name="models.A2" office:value-type="string">
            <text:p text:style-name="P9">1</text:p>
          </table:table-cell>
          <table:table-cell table:style-name="models.B2" office:value-type="string">
            <text:p text:style-name="P10">Mercedes L400</text:p>
          </table:table-cell>
          <table:table-cell table:style-name="models.C2" office:value-type="string">
            <text:p text:style-name="P10">2008</text:p>
          </table:table-cell>
          <table:table-cell table:style-name="models.D2" office:value-type="string">
            <text:p text:style-name="P10">9000.00</text:p>
          </table:table-cell>
        </table:table-row>
        <table:table-row>
          <table:table-cell table:style-name="models.A3" office:value-type="string">
            <text:p text:style-name="P9">2</text:p>
          </table:table-cell>
          <table:table-cell table:style-name="models.B3" office:value-type="string">
            <text:p text:style-name="P10">Opel Astra</text:p>
          </table:table-cell>
          <table:table-cell table:style-name="models.C3" office:value-type="string">
            <text:p text:style-name="P10">2007</text:p>
          </table:table-cell>
          <table:table-cell table:style-name="models.D3" office:value-type="string">
            <text:p text:style-name="P10">6000.00</text:p>
          </table:table-cell>
        </table:table-row>
        <table:table-row>
          <table:table-cell table:style-name="models.A4" office:value-type="string">
            <text:p text:style-name="P9">3</text:p>
          </table:table-cell>
          <table:table-cell table:style-name="models.B4" office:value-type="string">
            <text:p text:style-name="P10">Hyundai Matrix</text:p>
          </table:table-cell>
          <table:table-cell table:style-name="models.C4" office:value-type="string">
            <text:p text:style-name="P10">2010</text:p>
          </table:table-cell>
          <table:table-cell table:style-name="models.D4" office:value-type="string">
            <text:p text:style-name="P10">7500.00</text:p>
          </table:table-cell>
        </table:table-row>
        <table:table-row>
          <table:table-cell table:style-name="models.A5" office:value-type="string">
            <text:p text:style-name="P9">4</text:p>
          </table:table-cell>
          <table:table-cell table:style-name="models.B5" office:value-type="string">
            <text:p text:style-name="P10">Hyundai i30</text:p>
          </table:table-cell>
          <table:table-cell table:style-name="models.C5" office:value-type="string">
            <text:p text:style-name="P10">2010</text:p>
          </table:table-cell>
          <table:table-cell table:style-name="models.D5" office:value-type="string">
            <text:p text:style-name="P10">8000.00</text:p>
          </table:table-cell>
        </table:table-row>
      </table:table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21:28:55.352032600</meta:creation-date>
    <meta:editing-duration>PT23S</meta:editing-duration>
    <meta:editing-cycles>2</meta:editing-cycles>
    <meta:generator>LibreOffice/7.3.7.2$Linux_X86_64 LibreOffice_project/30$Build-2</meta:generator>
    <dc:date>2023-03-26T21:29:17.856037772</dc:date>
    <meta:document-statistic meta:table-count="1" meta:image-count="0" meta:object-count="0" meta:page-count="1" meta:paragraph-count="26" meta:word-count="116" meta:character-count="789" meta:non-whitespace-character-count="696"/>
  </office:meta>
</office:document-meta>
</file>